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6.343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6.987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sa_0p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,C3,C23,C21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,R12,R8,R13,R11,R9,R14,R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8,TP2,TP10,TP11,TP1,TP7</text:p>
          </table:table-cell>
          <table:table-cell office:value-type="string" calcext:value-type="string">
            <text:p>SMD_1x01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4,C2,C20,C22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slim_stack_molex_PLUG_5035521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m_stack_12pos_5035521222_schemati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,U5,U2,U7</text:p>
          </table:table-cell>
          <table:table-cell office:value-type="string" calcext:value-type="string">
            <text:p>MIC_SPH0641LU4H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23DB01HP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36" meta:object-count="0"/>
  </office:meta>
</office:document-meta>
</file>